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3a0dc4" officeooo:paragraph-rsid="003a0dc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53f9bc" officeooo:paragraph-rsid="005fcfa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552a48" officeooo:paragraph-rsid="00552a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3b2718" officeooo:paragraph-rsid="00553b3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515c21" officeooo:paragraph-rsid="00515c2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in" fo:margin-bottom="0.1in" style:contextual-spacing="false"/>
      <style:text-properties style:font-name="Liberation Serif1" fo:font-weight="normal" officeooo:rsid="0043e9be" officeooo:paragraph-rsid="0053481a" style:font-weight-asian="normal" style:font-weight-complex="normal"/>
    </style:style>
    <style:style style:name="P8" style:family="paragraph" style:parent-style-name="Standard">
      <style:paragraph-properties fo:margin-top="0in" fo:margin-bottom="0.1in" style:contextual-spacing="false" fo:padding="0.0291in" fo:border-left="none" fo:border-right="none" fo:border-top="none" fo:border-bottom="0.99pt solid #000000" style:join-border="false"/>
      <style:text-properties style:font-name="Liberation Serif1" fo:font-style="normal" fo:font-weight="normal" officeooo:rsid="003b2718" officeooo:paragraph-rsid="00553b3b" style:font-style-asian="normal" style:font-weight-asian="normal" style:font-style-complex="normal" style:font-weight-complex="normal"/>
    </style:style>
    <style:style style:name="P9" style:family="paragraph" style:parent-style-name="First_20_line_20_indent">
      <style:paragraph-properties fo:margin-top="0in" fo:margin-bottom="0.1in" style:contextual-spacing="false"/>
      <style:text-properties officeooo:paragraph-rsid="00193580"/>
    </style:style>
    <style:style style:name="P10" style:family="paragraph" style:parent-style-name="Standard">
      <style:paragraph-properties fo:margin-left="0.5in" fo:margin-right="0in" fo:margin-top="0in" fo:margin-bottom="0.1in" style:contextual-spacing="false" fo:text-indent="0in" style:auto-text-indent="false"/>
      <style:text-properties style:font-name="Liberation Mono1" fo:font-style="normal" fo:font-weight="normal" officeooo:rsid="0021dcd4" officeooo:paragraph-rsid="00553b3b" style:font-style-asian="normal" style:font-weight-asian="normal" style:font-style-complex="normal" style:font-weight-complex="normal"/>
    </style:style>
    <style:style style:name="P11" style:family="paragraph" style:parent-style-name="Standard" style:master-page-name="">
      <style:paragraph-properties fo:margin-left="0.5in" fo:margin-right="0in" fo:margin-top="0in" fo:margin-bottom="0.1in" style:contextual-spacing="false" fo:text-indent="0in" style:auto-text-indent="false" style:page-number="auto"/>
      <style:text-properties style:font-name="Liberation Mono1" fo:font-style="normal" fo:font-weight="normal" officeooo:rsid="0021dcd4" officeooo:paragraph-rsid="00553b3b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style:paragraph-properties fo:margin-left="0in" fo:margin-right="0in" fo:margin-top="0in" fo:margin-bottom="0.1in" style:contextual-spacing="false" fo:text-indent="0in" style:auto-text-indent="false" style:page-number="auto">
        <style:tab-stops>
          <style:tab-stop style:position="2.4272in"/>
        </style:tab-stops>
      </style:paragraph-properties>
      <style:text-properties style:font-name="Liberation Serif1" fo:font-style="normal" fo:font-weight="normal" officeooo:rsid="00225d4a" officeooo:paragraph-rsid="005fcfa8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margin-top="0in" fo:margin-bottom="0.1in" style:contextual-spacing="false"/>
      <style:text-properties officeooo:rsid="005e5e62" officeooo:paragraph-rsid="005e5e62"/>
    </style:style>
    <style:style style:name="P14" style:family="paragraph" style:parent-style-name="Standard" style:list-style-name="L1">
      <style:paragraph-properties fo:margin-top="0in" fo:margin-bottom="0.1in" style:contextual-spacing="false"/>
      <style:text-properties officeooo:paragraph-rsid="001ac1dd"/>
    </style:style>
    <style:style style:name="P15" style:family="paragraph" style:parent-style-name="Standard" style:list-style-name="L1">
      <style:paragraph-properties fo:margin-top="0in" fo:margin-bottom="0.1in" style:contextual-spacing="false"/>
      <style:text-properties officeooo:paragraph-rsid="005f6d04"/>
    </style:style>
    <style:style style:name="P16" style:family="paragraph" style:parent-style-name="Standard" style:list-style-name="L1">
      <style:paragraph-properties fo:margin-top="0in" fo:margin-bottom="0.1in" style:contextual-spacing="false"/>
      <style:text-properties officeooo:paragraph-rsid="00607495"/>
    </style:style>
    <style:style style:name="P17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1ac1dd" officeooo:paragraph-rsid="005f6d04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1b1cf6" officeooo:paragraph-rsid="005f6d04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1b1cf6" officeooo:paragraph-rsid="002238cd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3229e2" officeooo:paragraph-rsid="005f6d04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margin-top="0in" fo:margin-bottom="0.1in" style:contextual-spacing="false">
        <style:tab-stops>
          <style:tab-stop style:position="2.4272in"/>
        </style:tab-stops>
      </style:paragraph-properties>
      <style:text-properties style:font-name="Liberation Serif1" fo:font-style="normal" fo:font-weight="normal" officeooo:rsid="002238cd" officeooo:paragraph-rsid="002238cd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margin-top="0in" fo:margin-bottom="0.1in" style:contextual-spacing="false">
        <style:tab-stops>
          <style:tab-stop style:position="2.4272in"/>
        </style:tab-stops>
      </style:paragraph-properties>
      <style:text-properties style:font-name="Liberation Serif1" fo:font-style="normal" fo:font-weight="normal" officeooo:rsid="00225d4a" officeooo:paragraph-rsid="00225d4a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margin-top="0in" fo:margin-bottom="0.1in" style:contextual-spacing="false">
        <style:tab-stops>
          <style:tab-stop style:position="2.4272in"/>
        </style:tab-stops>
      </style:paragraph-properties>
      <style:text-properties style:font-name="Liberation Serif1" fo:font-style="normal" fo:font-weight="normal" officeooo:rsid="00225d4a" officeooo:paragraph-rsid="0026b07c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margin-top="0in" fo:margin-bottom="0.1in" style:contextual-spacing="false">
        <style:tab-stops>
          <style:tab-stop style:position="2.4272in"/>
        </style:tab-stops>
      </style:paragraph-properties>
      <style:text-properties style:font-name="Liberation Serif1" fo:font-style="normal" fo:font-weight="normal" officeooo:rsid="00225d4a" officeooo:paragraph-rsid="0055bbb7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1bf82d" officeooo:paragraph-rsid="005f6d04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2d7eea" officeooo:paragraph-rsid="005f6d04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2e209f" officeooo:paragraph-rsid="005f6d04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2f2c2d" officeooo:paragraph-rsid="005f6d04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34d7f4" officeooo:paragraph-rsid="0034d7f4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margin-top="0in" fo:margin-bottom="0.1in" style:contextual-spacing="false"/>
      <style:text-properties style:font-name="Liberation Serif1" fo:font-style="normal" fo:font-weight="normal" officeooo:rsid="003a0dc4" officeooo:paragraph-rsid="005127b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in" fo:margin-bottom="0.1in" style:contextual-spacing="false"/>
      <style:text-properties style:font-name="Liberation Serif1" fo:font-style="normal" fo:font-weight="normal" officeooo:rsid="00552a48" officeooo:paragraph-rsid="005fcfa8" style:font-style-asian="normal" style:font-weight-asian="normal" style:font-style-complex="normal" style:font-weight-complex="normal"/>
    </style:style>
    <style:style style:name="P32" style:family="paragraph" style:parent-style-name="Standard" style:list-style-name="L2">
      <style:paragraph-properties fo:margin-top="0in" fo:margin-bottom="0.1in" style:contextual-spacing="false"/>
      <style:text-properties style:font-name="Liberation Serif1" fo:font-style="normal" fo:font-weight="normal" officeooo:rsid="00515c21" officeooo:paragraph-rsid="0053481a" style:font-style-asian="normal" style:font-weight-asian="normal" style:font-style-complex="normal" style:font-weight-complex="normal"/>
    </style:style>
    <style:style style:name="P33" style:family="paragraph" style:parent-style-name="Standard" style:list-style-name="L2">
      <style:paragraph-properties fo:margin-top="0in" fo:margin-bottom="0.1in" style:contextual-spacing="false"/>
      <style:text-properties style:font-name="Liberation Serif1" fo:font-weight="normal" officeooo:paragraph-rsid="0053481a" style:font-weight-asian="normal" style:font-weight-complex="normal"/>
    </style:style>
    <style:style style:name="P34" style:family="paragraph" style:parent-style-name="Standard" style:list-style-name="L1">
      <style:paragraph-properties fo:margin-top="0in" fo:margin-bottom="0.1in" style:contextual-spacing="false">
        <style:tab-stops>
          <style:tab-stop style:position="2.4272in"/>
        </style:tab-stops>
      </style:paragraph-properties>
      <style:text-properties officeooo:rsid="00225d4a" officeooo:paragraph-rsid="0022e4ec"/>
    </style:style>
    <style:style style:name="P35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/>
      <style:text-properties style:font-name="Liberation Serif1" fo:font-style="normal" fo:font-weight="normal" officeooo:rsid="001ac1dd" officeooo:paragraph-rsid="005f6d04" style:font-style-asian="normal" style:font-weight-asian="normal" style:font-style-complex="normal" style:font-weight-complex="normal"/>
    </style:style>
    <style:style style:name="P36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>
        <style:tab-stops>
          <style:tab-stop style:position="2.4272in"/>
        </style:tab-stops>
      </style:paragraph-properties>
      <style:text-properties style:font-name="Liberation Serif1" fo:font-style="normal" fo:font-weight="normal" officeooo:rsid="00225d4a" officeooo:paragraph-rsid="004a3a0e" style:font-style-asian="normal" style:font-weight-asian="normal" style:font-style-complex="normal" style:font-weight-complex="normal"/>
    </style:style>
    <style:style style:name="P37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/>
      <style:text-properties style:font-name="Liberation Serif1" fo:font-style="normal" fo:font-weight="normal" officeooo:rsid="002b3395" officeooo:paragraph-rsid="004a3a0e" style:font-style-asian="normal" style:font-weight-asian="normal" style:font-style-complex="normal" style:font-weight-complex="normal"/>
    </style:style>
    <style:style style:name="P38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/>
      <style:text-properties style:font-name="Liberation Serif1" fo:font-style="normal" fo:font-weight="normal" officeooo:rsid="002e209f" officeooo:paragraph-rsid="005f6d04" style:font-style-asian="normal" style:font-weight-asian="normal" style:font-style-complex="normal" style:font-weight-complex="normal"/>
    </style:style>
    <style:style style:name="P39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/>
      <style:text-properties officeooo:paragraph-rsid="005f6d04"/>
    </style:style>
    <style:style style:name="P40" style:family="paragraph" style:parent-style-name="Standard" style:list-style-name="L1" style:master-page-name="">
      <style:paragraph-properties fo:margin-left="0.25in" fo:margin-right="0in" fo:margin-top="0in" fo:margin-bottom="0.1in" style:contextual-spacing="false" fo:text-indent="-0.25in" style:auto-text-indent="false" style:page-number="auto"/>
      <style:text-properties officeooo:paragraph-rsid="00607495"/>
    </style:style>
    <style:style style:name="P41" style:family="paragraph" style:parent-style-name="Standard" style:list-style-name="L1" style:master-page-name="">
      <style:paragraph-properties fo:margin-left="0.5in" fo:margin-right="0in" fo:margin-top="0in" fo:margin-bottom="0.1in" style:contextual-spacing="false" fo:text-indent="-0.25in" style:auto-text-indent="false" style:page-number="auto"/>
      <style:text-properties officeooo:paragraph-rsid="005f6d04"/>
    </style:style>
    <style:style style:name="T1" style:family="text">
      <style:text-properties officeooo:rsid="005c7293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fo:font-weight="bold" officeooo:rsid="001b1cf6" style:font-weight-asian="bold" style:font-weight-complex="bold"/>
    </style:style>
    <style:style style:name="T5" style:family="text">
      <style:text-properties style:font-name="Liberation Serif1" fo:font-weight="bold" officeooo:rsid="00308434" style:font-weight-asian="bold" style:font-weight-complex="bold"/>
    </style:style>
    <style:style style:name="T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9ba0a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9358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ac1dd" style:font-style-asian="normal" style:font-weight-asian="normal" style:font-style-complex="normal" style:font-weight-complex="normal"/>
    </style:style>
    <style:style style:name="T10" style:family="text">
      <style:text-properties style:font-name="Liberation Serif1" fo:font-style="normal" fo:font-weight="normal" officeooo:rsid="001b1cf6" style:font-style-asian="normal" style:font-weight-asian="normal" style:font-style-complex="normal" style:font-weight-complex="normal"/>
    </style:style>
    <style:style style:name="T11" style:family="text">
      <style:text-properties style:font-name="Liberation Serif1" fo:font-style="normal" fo:font-weight="normal" officeooo:rsid="001ecbf9" style:font-style-asian="normal" style:font-weight-asian="normal" style:font-style-complex="normal" style:font-weight-complex="normal"/>
    </style:style>
    <style:style style:name="T12" style:family="text">
      <style:text-properties style:font-name="Liberation Serif1" fo:font-style="normal" fo:font-weight="normal" officeooo:rsid="0021dcd4" style:font-style-asian="normal" style:font-weight-asian="normal" style:font-style-complex="normal" style:font-weight-complex="normal"/>
    </style:style>
    <style:style style:name="T13" style:family="text">
      <style:text-properties style:font-name="Liberation Serif1" fo:font-style="normal" fo:font-weight="normal" officeooo:rsid="001bf82d" style:font-style-asian="normal" style:font-weight-asian="normal" style:font-style-complex="normal" style:font-weight-complex="normal"/>
    </style:style>
    <style:style style:name="T14" style:family="text">
      <style:text-properties style:font-name="Liberation Serif1" fo:font-style="normal" fo:font-weight="normal" officeooo:rsid="0022e4ec" style:font-style-asian="normal" style:font-weight-asian="normal" style:font-style-complex="normal" style:font-weight-complex="normal"/>
    </style:style>
    <style:style style:name="T15" style:family="text">
      <style:text-properties style:font-name="Liberation Serif1" fo:font-style="normal" fo:font-weight="normal" officeooo:rsid="00308434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fo:font-weight="normal" officeooo:rsid="004e8b4c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fo:font-weight="normal" officeooo:rsid="0032f660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fo:font-weight="normal" officeooo:rsid="0034b701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fo:font-weight="normal" officeooo:rsid="0034d7f4" style:font-style-asian="normal" style:font-weight-asian="normal" style:font-style-complex="normal" style:font-weight-complex="normal"/>
    </style:style>
    <style:style style:name="T20" style:family="text">
      <style:text-properties style:font-name="Liberation Serif1" fo:font-style="normal" fo:font-weight="normal" officeooo:rsid="004fca61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officeooo:rsid="0055bbb7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officeooo:rsid="005f6d04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fo:font-weight="normal" officeooo:rsid="00208b32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fo:font-weight="normal" officeooo:rsid="0024a1aa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fo:font-weight="normal" officeooo:rsid="00607495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bold" officeooo:rsid="001bf82d" style:font-style-asian="normal" style:font-weight-asian="bold" style:font-style-complex="normal" style:font-weight-complex="bold"/>
    </style:style>
    <style:style style:name="T27" style:family="text">
      <style:text-properties style:font-name="Liberation Serif1" fo:font-style="normal" fo:font-weight="bold" officeooo:rsid="0021dcd4" style:font-style-asian="normal" style:font-weight-asian="bold" style:font-style-complex="normal" style:font-weight-complex="bold"/>
    </style:style>
    <style:style style:name="T28" style:family="text">
      <style:text-properties style:font-name="Liberation Serif1" officeooo:rsid="00225d4a"/>
    </style:style>
    <style:style style:name="T29" style:family="text">
      <style:text-properties style:font-name="Liberation Serif1" officeooo:rsid="0022e4ec"/>
    </style:style>
    <style:style style:name="T30" style:family="text">
      <style:text-properties style:font-name="Liberation Serif1" officeooo:rsid="0032f660"/>
    </style:style>
    <style:style style:name="T31" style:family="text">
      <style:text-properties style:font-name="Liberation Serif1" officeooo:rsid="003f13be"/>
    </style:style>
    <style:style style:name="T32" style:family="text">
      <style:text-properties style:font-name="Liberation Serif1" officeooo:rsid="005f6d0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02008" style:font-weight-asian="bold" style:font-weight-complex="bold"/>
    </style:style>
    <style:style style:name="T35" style:family="text">
      <style:text-properties fo:font-weight="bold" officeooo:rsid="001bf82d" style:font-weight-asian="bold" style:font-weight-complex="bold"/>
    </style:style>
    <style:style style:name="T36" style:family="text">
      <style:text-properties fo:font-weight="bold" officeooo:rsid="001b1cf6" style:font-weight-asian="bold" style:font-weight-complex="bold"/>
    </style:style>
    <style:style style:name="T37" style:family="text">
      <style:text-properties fo:font-weight="bold" officeooo:rsid="00462782" style:font-weight-asian="bold" style:font-weight-complex="bold"/>
    </style:style>
    <style:style style:name="T38" style:family="text">
      <style:text-properties fo:font-weight="bold" officeooo:rsid="004a3a0e" style:font-weight-asian="bold" style:font-weight-complex="bold"/>
    </style:style>
    <style:style style:name="T39" style:family="text">
      <style:text-properties style:font-name="Liberation Mono1"/>
    </style:style>
    <style:style style:name="T40" style:family="text">
      <style:text-properties style:font-name="Liberation Mono1" fo:font-weight="bold" style:font-weight-asian="bold" style:font-weight-complex="bold"/>
    </style:style>
    <style:style style:name="T41" style:family="text">
      <style:text-properties style:font-name="Liberation Mono1" fo:font-weight="bold" officeooo:rsid="001bf82d" style:font-weight-asian="bold" style:font-weight-complex="bold"/>
    </style:style>
    <style:style style:name="T42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Liberation Mono1" fo:font-style="normal" fo:font-weight="normal" officeooo:rsid="001ac1dd" style:font-style-asian="normal" style:font-weight-asian="normal" style:font-style-complex="normal" style:font-weight-complex="normal"/>
    </style:style>
    <style:style style:name="T44" style:family="text">
      <style:text-properties style:font-name="Liberation Mono1" fo:font-style="normal" fo:font-weight="normal" officeooo:rsid="004fca61" style:font-style-asian="normal" style:font-weight-asian="normal" style:font-style-complex="normal" style:font-weight-complex="normal"/>
    </style:style>
    <style:style style:name="T45" style:family="text">
      <style:text-properties style:font-name="Liberation Mono1" fo:font-style="normal" fo:font-weight="normal" officeooo:rsid="001bf82d" style:font-style-asian="normal" style:font-weight-asian="normal" style:font-style-complex="normal" style:font-weight-complex="normal"/>
    </style:style>
    <style:style style:name="T46" style:family="text">
      <style:text-properties style:font-name="Liberation Mono1" officeooo:rsid="001b1cf6"/>
    </style:style>
    <style:style style:name="T47" style:family="text">
      <style:text-properties style:font-name="Liberation Mono1" officeooo:rsid="002238cd"/>
    </style:style>
    <style:style style:name="T48" style:family="text">
      <style:text-properties style:font-name="Liberation Mono1" officeooo:rsid="0021dcd4"/>
    </style:style>
    <style:style style:name="T49" style:family="text">
      <style:text-properties style:font-name="Liberation Mono1" officeooo:rsid="004a3a0e"/>
    </style:style>
    <style:style style:name="T50" style:family="text">
      <style:text-properties style:font-name="Liberation Mono1" officeooo:rsid="004fca61"/>
    </style:style>
    <style:style style:name="T51" style:family="text">
      <style:text-properties style:font-name="Liberation Mono1" officeooo:rsid="005f6d04"/>
    </style:style>
    <style:style style:name="T52" style:family="text">
      <style:text-properties officeooo:rsid="0019ba0a"/>
    </style:style>
    <style:style style:name="T53" style:family="text">
      <style:text-properties officeooo:rsid="001ac1dd"/>
    </style:style>
    <style:style style:name="T54" style:family="text">
      <style:text-properties officeooo:rsid="001b1cf6"/>
    </style:style>
    <style:style style:name="T55" style:family="text">
      <style:text-properties officeooo:rsid="001bf82d"/>
    </style:style>
    <style:style style:name="T56" style:family="text">
      <style:text-properties officeooo:rsid="00208b32"/>
    </style:style>
    <style:style style:name="T57" style:family="text">
      <style:text-properties officeooo:rsid="0021dcd4"/>
    </style:style>
    <style:style style:name="T58" style:family="text">
      <style:text-properties officeooo:rsid="002238cd"/>
    </style:style>
    <style:style style:name="T59" style:family="text">
      <style:text-properties officeooo:rsid="0024a1aa"/>
    </style:style>
    <style:style style:name="T60" style:family="text">
      <style:text-properties officeooo:rsid="00273246"/>
    </style:style>
    <style:style style:name="T61" style:family="text">
      <style:text-properties officeooo:rsid="002a2378"/>
    </style:style>
    <style:style style:name="T62" style:family="text">
      <style:text-properties officeooo:rsid="002d7eea"/>
    </style:style>
    <style:style style:name="T63" style:family="text">
      <style:text-properties officeooo:rsid="00308434"/>
    </style:style>
    <style:style style:name="T64" style:family="text">
      <style:text-properties officeooo:rsid="003fa682"/>
    </style:style>
    <style:style style:name="T65" style:family="text">
      <style:text-properties officeooo:rsid="0043e9be"/>
    </style:style>
    <style:style style:name="T66" style:family="text">
      <style:text-properties officeooo:rsid="00462782"/>
    </style:style>
    <style:style style:name="T67" style:family="text">
      <style:text-properties officeooo:rsid="004a3a0e"/>
    </style:style>
    <style:style style:name="T68" style:family="text">
      <style:text-properties officeooo:rsid="004b0f67"/>
    </style:style>
    <style:style style:name="T69" style:family="text">
      <style:text-properties officeooo:rsid="004e8b4c"/>
    </style:style>
    <style:style style:name="T70" style:family="text">
      <style:text-properties fo:font-style="normal" fo:font-weight="normal" officeooo:rsid="004fca6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f6d04" style:font-style-asian="normal" style:font-weight-asian="normal" style:font-style-complex="normal" style:font-weight-complex="normal"/>
    </style:style>
    <style:style style:name="T72" style:family="text">
      <style:text-properties officeooo:rsid="005127b8"/>
    </style:style>
    <style:style style:name="T73" style:family="text">
      <style:text-properties officeooo:rsid="003c6e21"/>
    </style:style>
    <style:style style:name="T74" style:family="text">
      <style:text-properties officeooo:rsid="003a150d"/>
    </style:style>
    <style:style style:name="T75" style:family="text">
      <style:text-properties officeooo:rsid="003e2c3b"/>
    </style:style>
    <style:style style:name="T76" style:family="text">
      <style:text-properties officeooo:rsid="00515c21"/>
    </style:style>
    <style:style style:name="T77" style:family="text">
      <style:text-properties officeooo:rsid="00552a48"/>
    </style:style>
    <style:style style:name="T78" style:family="text">
      <style:text-properties officeooo:rsid="0055bbb7"/>
    </style:style>
    <style:style style:name="T79" style:family="text">
      <style:text-properties officeooo:rsid="0022e4ec"/>
    </style:style>
    <style:style style:name="T80" style:family="text">
      <style:text-properties officeooo:rsid="0056dd4a"/>
    </style:style>
    <style:style style:name="T81" style:family="text">
      <style:text-properties officeooo:rsid="005c9f41"/>
    </style:style>
    <style:style style:name="T82" style:family="text">
      <style:text-properties officeooo:rsid="005f6d04"/>
    </style:style>
    <style:style style:name="T83" style:family="text">
      <style:text-properties officeooo:rsid="006074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2">SSH uses a server/client model for a client system to gain secure access to a remote server (known as a host). OpenSSH is the standard implementation of the SSH protocol used on Linux. According to the OpenSSH website, “i</text:span>t encrypts all traffic to eliminate eavesdropping, connection hijacking, and other attacks. In addition, OpenSSH provides a large suite of secure tunneling capabilities, several authentication methods, and sophisticated configuration options.” <text:span text:style-name="T53">Take a look at </text:span><text:a xlink:type="simple" xlink:href="http://www.openssh.org/" text:style-name="Internet_20_link" text:visited-style-name="Visited_20_Internet_20_Link"><text:span text:style-name="T53">www.openssh.org</text:span></text:a><text:span text:style-name="T53"> for more information.</text:span></text:p>
      <text:list xml:id="list4181323576795763820" text:style-name="L1">
        <text:list-item text:start-value="1">
          <text:p text:style-name="P13">Log into the Linux <text:span text:style-name="T83">system </text:span>using the username given to you and the password “SecurityRocks”</text:p>
        </text:list-item>
        <text:list-item>
          <text:p text:style-name="P14"><text:span text:style-name="T8">Open a terminal window </text:span><text:span text:style-name="T7">and note down the details </text:span><text:span text:style-name="T9">shown at</text:span><text:span text:style-name="T7"> the Bash command prompt.<text:line-break/></text:span><text:span text:style-name="T9">In the form: </text:span><text:span text:style-name="T43">&lt;username&gt;@&lt;hostname&gt;:&lt;present working directory&gt;$<text:line-break/></text:span><text:span text:style-name="T9">i.e. </text:span><text:span text:style-name="T22">camp5</text:span><text:span text:style-name="T9">@kirk:~$<text:line-break/>(</text:span><text:span text:style-name="T11">NOTE</text:span><text:span text:style-name="T9">: “hostname” is the Linux equivalent of the Windows term “computer name”.)</text:span></text:p>
        </text:list-item>
        <text:list-item>
          <text:p text:style-name="P17">The EECS Linux Lab runs on six servers <text:span text:style-name="T59">(hosts)</text:span>: kira, kirk, mccoy, riker, sisko, and spock.<text:line-break/>Type <text:span text:style-name="T39">ssh</text:span> and a <text:span text:style-name="T66">host</text:span>name which is different from your current hostname, <text:span text:style-name="T82">example:</text:span> <text:span text:style-name="T39">ssh spock</text:span></text:p>
        </text:list-item>
        <text:list-item>
          <text:p text:style-name="P17"><text:span text:style-name="T51">T</text:span><text:span text:style-name="T32">ype </text:span><text:span text:style-name="T83">yes</text:span><text:span text:style-name="T32"> if prompted </text:span><text:span text:style-name="T49">and</text:span> <text:span text:style-name="T82">then </text:span>enter <text:span text:style-name="T82">the same </text:span>password <text:span text:style-name="T82">as step 1 above</text:span>.</text:p>
          <text:p text:style-name="P35"><text:span text:style-name="T54">NOTES FOR FUTURE USE OF SSH:<text:line-break/>If you need to use a different username on a remote server, type: </text:span><text:span text:style-name="T46">ssh &lt;newuser&gt;@&lt;server&gt;</text:span><text:span text:style-name="T54"><text:line-break/>If you need to log into a remote server on a different network/domain, type:<text:line-break/></text:span><text:span text:style-name="T46">ssh &lt;newuser&gt;@&lt;server&gt;.&lt;domain&gt; </text:span><text:span text:style-name="T54">i.e.</text:span><text:span text:style-name="T46"> ssh </text:span><text:span text:style-name="T51">camp1</text:span><text:span text:style-name="T46">@kirk.cs.wichita.edu</text:span><text:line-break/><text:span text:style-name="T76">For Microsoft Windows users, you can use the SSH client PuTTY to access remote hosts.</text:span></text:p>
          <text:p text:style-name="P17"><text:span text:style-name="T33">Q: What changed in the B</text:span><text:span text:style-name="T38">ASH</text:span><text:span text:style-name="T33"> command prompt </text:span><text:span text:style-name="T37">once you typed your password</text:span><text:span text:style-name="T33">, and why is this </text:span><text:span text:style-name="T37">change </text:span><text:span text:style-name="T33">significant?<text:line-break/><text:line-break/></text:span><text:span text:style-name="T36">Q: What does </text:span><text:span text:style-name="T34">the message</text:span><text:span text:style-name="T36"> “the authenticity of host 'kir</text:span><text:span text:style-name="T37">k</text:span><text:span text:style-name="T36">.cs.wichita.edu (156.26.11.5</text:span><text:span text:style-name="T37">4</text:span><text:span text:style-name="T36">)' can't be established” </text:span><text:span text:style-name="T34">mean,</text:span><text:span text:style-name="T36"> and how could </text:span><text:span text:style-name="T34">just blindly typing “yes”</text:span><text:span text:style-name="T36"> </text:span><text:span text:style-name="T34">at the prompt </text:span><text:span text:style-name="T36">be a security risk?<text:line-break/></text:span></text:p>
        </text:list-item>
        <text:list-item>
          <text:p text:style-name="P20">Once logged into the remote server (host), try typing in a few different commands you already know and notice how similar it feels to using a “local” Linux system's terminal shell.</text:p>
          <text:p text:style-name="P18"><text:span text:style-name="T35">Q: What happens when you try to run a graphical (GUI) application, such as typing </text:span><text:span text:style-name="T41">geany</text:span><text:span text:style-name="T35">?</text:span><text:span text:style-name="T55"><text:line-break/></text:span></text:p>
        </text:list-item>
        <text:list-item>
          <text:p text:style-name="P19"><text:span text:style-name="T58">L</text:span>og out of the SSH session with the remote server by typing <text:span text:style-name="T39">exit</text:span> or pressing CTRL+D.</text:p>
        </text:list-item>
        <text:list-item>
          <text:p text:style-name="P21">Press the Up arrow key to get to your previously typed ssh command, and add the option -X, i.e.<text:line-break/><text:span text:style-name="T39">ssh -X spock</text:span><text:span text:style-name="T2"> then enter your password when prompted </text:span><text:span text:style-name="T28">(make sure you use a capital X).</text:span></text:p>
        </text:list-item>
        <text:list-item>
          <text:p text:style-name="P22"><text:span text:style-name="T2">Now try running a graphical (GUI) application, such as </text:span><text:span text:style-name="T39">geany</text:span><text:span text:style-name="T2">. Did it open a geany window?</text:span></text:p>
          <text:p text:style-name="P36">This is called X11-forwarding and allows GUI applications on the remote <text:span text:style-name="T59">host </text:span>to be displayed on the local <text:span text:style-name="T67">Linux </text:span>computer.</text:p>
        </text:list-item>
        <text:list-item>
          <text:p text:style-name="P23"><text:span text:style-name="T61">When you are ready, c</text:span><text:span text:style-name="T29">lose the GUI window and l</text:span><text:span text:style-name="T58">og out of the SSH session with the remote server by typing </text:span><text:span text:style-name="T47">exit</text:span><text:span text:style-name="T58"> or pressing CTRL+D.</text:span></text:p>
        </text:list-item>
        <text:list-item>
          <text:p text:style-name="P34"><text:span text:style-name="T6">Type </text:span><text:span text:style-name="T42">man ssh</text:span><text:span text:style-name="T6"> and read up about the ssh option -X. </text:span><text:span text:style-name="T14">Press Q when you are done reading.</text:span></text:p>
          <text:p text:style-name="P40"><text:span text:style-name="T25">A</text:span><text:span text:style-name="T23">uthentication agent </text:span><text:span text:style-name="T13">forwarding/</text:span><text:span text:style-name="T25">proxying</text:span><text:span text:style-name="T13"> </text:span><text:span text:style-name="T25">can be used</text:span><text:span text:style-name="T13"> </text:span><text:span text:style-name="T23">to create a multi-hop SSH connection via one host to a destination host. This </text:span><text:span text:style-name="T13">can be done </text:span><text:span text:style-name="T24">with</text:span><text:span text:style-name="T13"> any number of servers </text:span><text:span text:style-name="T24">(hosts).</text:span></text:p>
        </text:list-item>
        <text:list-item>
          <text:p text:style-name="P16"><text:span text:style-name="T14">T</text:span><text:span text:style-name="T10">ype </text:span><text:span text:style-name="T39">ssh -A -t </text:span><text:span text:style-name="T46">&lt;server1&gt;</text:span><text:span text:style-name="T39"> ssh -A </text:span><text:span text:style-name="T46">&lt;server2&gt;<text:line-break/></text:span><text:span text:style-name="T54">and enter your password as prompted, where </text:span><text:span text:style-name="T46">&lt;server1&gt;</text:span><text:span text:style-name="T54"> and </text:span><text:span text:style-name="T46">&lt;server2&gt;</text:span><text:span text:style-name="T54"> are two different EECS Linux Lab server names.</text:span></text:p>
          <text:p text:style-name="P15"><text:span text:style-name="T4">Q: How many times did you have to enter your password?</text:span><text:span text:style-name="T54"><text:line-break/></text:span><text:soft-page-break/></text:p>
        </text:list-item>
        <text:list-item>
          <text:p text:style-name="P15"><text:span text:style-name="T13">Type </text:span><text:span text:style-name="T45">man ssh</text:span><text:span text:style-name="T13"> and read up about ssh options -A (authentication agent forwarding) and -t (force pseudo-tty allocation).</text:span></text:p>
        </text:list-item>
        <text:list-item>
          <text:p text:style-name="P25"><text:span text:style-name="T22">When you are ready, l</text:span><text:span text:style-name="T54">og out of the SSH session with the remote server</text:span><text:span text:style-name="T22">s</text:span><text:span text:style-name="T54"> by typing </text:span><text:span text:style-name="T46">exit</text:span><text:span text:style-name="T54"> or pressing CTRL+D. </text:span><text:span text:style-name="T22">Notice how it “killed” </text:span><text:span text:style-name="T67">(disconnected)</text:span><text:span text:style-name="T22"> the sessions with both </text:span><text:span text:style-name="T60">hosts</text:span><text:span text:style-name="T22">.</text:span></text:p>
          <text:p text:style-name="P39"><text:span text:style-name="T10">NOTES FOR FUTURE USE OF SSH:<text:line-break/></text:span><text:span text:style-name="T12">Rather than having to type long commands to use SSH multi-hop forwarding, you can add these hosts as proxies into your </text:span><text:span text:style-name="T21">local computer's</text:span><text:span text:style-name="T12"> SSH client configuration file </text:span><text:span text:style-name="T39">~/.ssh/confi</text:span><text:span text:style-name="T48">g</text:span><text:span text:style-name="T57">.<text:line-break/>If you wish to dig deeper into SSH multi-hop forwarding, there is a great tutorial here: </text:span><text:a xlink:type="simple" xlink:href="http://sshmenu.sourceforge.net/articles/transparent-mulithop.html"><text:span text:style-name="T57">http://sshmenu.sourceforge.net/articles/transparent-mulithop.html</text:span></text:a></text:p>
          <text:p text:style-name="P41"><text:span text:style-name="T26">Q: Can you think of scenarios that </text:span><text:span text:style-name="T27">SSH </text:span><text:span text:style-name="T26">multi-hop forwarding could come in very useful?<text:line-break/>If not, then chat to some of the Linux gurus in the group to get some ideas!</text:span></text:p>
          <text:p text:style-name="P37"><text:line-break/>For this entire exercise you have had to type your password each time you log into a remote host, but what if you wish to log into the same host regularly without typing a password each time (or you want to write an automated script for one server to access a<text:span text:style-name="T67">nother </text:span>remote server without needing a human to type a password <text:span text:style-name="T64">to authenticate the user login</text:span>)?<text:line-break/>OpenSSH allows <text:span text:style-name="T67">for a number of different </text:span>user authentication <text:span text:style-name="T67">methods, including the use of </text:span>public-key encryption instead of a typed password! <text:span text:style-name="T62">SSH p</text:span>ublic-key encryption (also known as asymmetric encryption) uses a private-key/public-key pair, where the client shares <text:span text:style-name="T62">its</text:span> public-key with <text:span text:style-name="T68">a</text:span> remote <text:span text:style-name="T68">host</text:span>. When the client logs into the remote <text:span text:style-name="T68">host</text:span>, it uses <text:span text:style-name="T62">the client'</text:span>s private-key to send the authentication request. The remote <text:span text:style-name="T68">host</text:span> then uses the previously stored client's public-key to properly authenticate the client. <text:span text:style-name="T69">The private/public-key can be generated using a passphrase (similar to a password). Using SSH with passphrase generated public-key authentication is much more secure than the standard password method, since the passphrase is never sent over the network to the remote host, unlike a normal password.</text:span></text:p>
        </text:list-item>
        <text:list-item>
          <text:p text:style-name="P26">First, <text:span text:style-name="T63">we</text:span> must generate a new private/public key pair. We will use RSA encryption for this, but you can use other asymmetric encryption methods. </text:p>
        </text:list-item>
        <text:list-item>
          <text:p text:style-name="P26">Type <text:span text:style-name="T39">ssh-keygen -t rsa </text:span>and follow the prompts.</text:p>
        </text:list-item>
        <text:list-item>
          <text:p text:style-name="P27">Store the key pair in the default location (($HOME/.ssh/id_rsa) with an empty passphrase.</text:p>
          <text:p text:style-name="P38">NOTE: an empty passphrase will be less secure than using a passphrase, but is of great use if you need to write an automated server script which requires no human interaction! If you wish to be more secure, then use a passphase to “unlock” the RSA private-key each time.</text:p>
        </text:list-item>
        <text:list-item>
          <text:p text:style-name="P28">To check you correctly generated the key pair, type <text:span text:style-name="T39">ls -l ~/.ssh</text:span></text:p>
          <text:p text:style-name="P28"><text:span text:style-name="T3">Q: If you have previously played with Linux file permissions, take a look at the permissions on the new files </text:span><text:span text:style-name="T40">id_rsa</text:span><text:span text:style-name="T3"> and </text:span><text:span text:style-name="T40">id_rsa.pub</text:span><text:span text:style-name="T3">. What are the differences in permissions on these files and wh</text:span><text:span text:style-name="T5">y do they need these file permissions?<text:line-break/></text:span></text:p>
        </text:list-item>
        <text:list-item>
          <text:p text:style-name="P15"><text:span text:style-name="T15">Now we need to copy the new public-key (but not the private key) to the remote </text:span><text:span text:style-name="T16">host</text:span><text:span text:style-name="T15">. </text:span><text:span text:style-name="T20">We can</text:span><text:span text:style-name="T15"> do this </text:span><text:span text:style-name="T20">manually, such as using </text:span><text:span text:style-name="T15">Secure Copy (scp) </text:span><text:span text:style-name="T20">to copy the public-key file </text:span><text:span text:style-name="T15">over a</text:span><text:span text:style-name="T17">n encrypted</text:span><text:span text:style-name="T15"> SSH connection. </text:span><text:span text:style-name="T20">However, SSH has an in-built command for transferring the public-key to a remote host.</text:span></text:p>
        </text:list-item>
        <text:list-item>
          <text:p text:style-name="P15"><text:span text:style-name="T20">Type</text:span><text:span text:style-name="T17"> </text:span><text:span text:style-name="Teletype"><text:span text:style-name="T70">ssh-copy-id &lt;server&gt; </text:span></text:span><text:span text:style-name="Teletype"><text:span text:style-name="T71">(</text:span></text:span><text:span text:style-name="Teletype"><text:span text:style-name="T19">where &lt;server&gt; is one of the EECS linux server names</text:span></text:span><text:span text:style-name="Teletype"><text:span text:style-name="T22">) </text:span></text:span><text:span text:style-name="T16">a</text:span><text:span text:style-name="T18">nd </text:span><text:span text:style-name="T19">type your password when prompted.</text:span></text:p>
        </text:list-item>
        <text:list-item>
          <text:p text:style-name="P15"><text:span text:style-name="T20">The </text:span><text:span text:style-name="T44">ssh-copy-id</text:span><text:span text:style-name="T20"> command will copy your new public-key contained in the </text:span><text:span text:style-name="T44">~/.ssh/id_rsa.pub</text:span><text:span text:style-name="T20"> file into the remote host's </text:span><text:span text:style-name="T44">~/.ssh/authorized_keys</text:span><text:span text:style-name="T20"> file.</text:span></text:p>
        </text:list-item>
        <text:list-item>
          <text:p text:style-name="P29"><text:soft-page-break/><text:span text:style-name="T30">F</text:span><text:span text:style-name="T2">inally, you can test if the SSH public-key authentication wor</text:span><text:span text:style-name="T31">ks </text:span><text:span text:style-name="T2">by typing </text:span><text:span text:style-name="T39">ssh &lt;server&gt;</text:span><text:span text:style-name="T2"><text:line-break/>(make sure you use the same server name as the one you copied the </text:span><text:span text:style-name="T72">public-key into</text:span><text:span text:style-name="T2">).<text:line-break/>If all worked, then you should be logged into the server without needing to enter a password!</text:span></text:p>
        </text:list-item>
        <text:list-item>
          <text:p text:style-name="P30">If you wish to remove SSH public-key authentication from the remote server, then just delete the <text:span text:style-name="T39">~/.ssh/</text:span><text:span text:style-name="T50">authorized_keys</text:span> file on the remote server <text:span text:style-name="T72">(or edit the file and remove that client's public-key from it).</text:span></text:p>
        </text:list-item>
        <text:list-item>
          <text:p text:style-name="P24"><text:span text:style-name="T78">T</text:span>ype <text:span text:style-name="T39">man ssh</text:span> and read up about <text:span text:style-name="T78">SSH authentication methods</text:span>. <text:span text:style-name="T79">Press Q when you are done reading.</text:span></text:p>
        </text:list-item>
      </text:list>
      <text:p text:style-name="P2"/>
      <text:p text:style-name="P31">BONUS SSH TIP FOR THE FUTURE:</text:p>
      <text:p text:style-name="P3">Sometimes when you SSH into a remote host across the Internet, you will find it drops the SSH connection after periods of no activity. <text:span text:style-name="T77">To </text:span>keep the SSH connection open even if you are not typing commands for long periods, you can edit your SSH c<text:span text:style-name="T57">lient configuration file on your local computer by editing the </text:span><text:span text:style-name="T48">~/.ssh/config</text:span><text:span text:style-name="T57"> </text:span>file and adding the lines:</text:p>
      <text:p text:style-name="P11">Host *</text:p>
      <text:p text:style-name="P10">ServerAliveInterval 60</text:p>
      <text:p text:style-name="P4">(“Host *” will be all hosts, but you can define a specific hostname instead with “Host &lt;hostname&gt;”)</text:p>
      <text:p text:style-name="P8"/>
      <text:p text:style-name="P5"/>
      <text:p text:style-name="P5">This is the end of <text:span text:style-name="T73">the intro </text:span>tutorial on <text:span text:style-name="T74">S</text:span>SH. However, SSH can do so much more than <text:span text:style-name="T75">what we've seen!<text:line-break/></text:span>If you are interested in digging deeper then watch the <text:span text:style-name="T72">fantastic</text:span> Black Hat lecture <text:span text:style-name="T80">given by Bo Jeanes</text:span> on<text:line-break/>“<text:span text:style-name="T72">The Black Magic of </text:span>SSH” <text:span text:style-name="T72">found </text:span>here: <text:a xlink:type="simple" xlink:href="https://vimeo.com/54505525" text:style-name="Internet_20_link" text:visited-style-name="Visited_20_Internet_20_Link"><text:span text:style-name="T72">https://vimeo.com/54505525</text:span></text:a></text:p>
      <text:p text:style-name="P6">For Mic<text:span text:style-name="T81">r</text:span>osoft Windows users, the SSH client PuTTY can be configured for multi-hop forwarding and public-key authentication. To dig deeper into PuTTY take a look at the PuTTY manual here:<text:line-break/><text:a xlink:type="simple" xlink:href="http://the.earth.li/~sgtatham/putty/0.63/htmldoc/">http://the.earth.li/~sgtatham/putty/0.63/htmldoc/</text:a></text:p>
      <text:p text:style-name="P12"><text:span text:style-name="T76">For Microsoft Windows users, you can use X11 forwarding (for remote graphical applications) within the SSH client PuTTY, but you will need to also install and run Xming. A good tutorial on configuring PuTTY and Xming can be found here: </text:span><text:a xlink:type="simple" xlink:href="http://www.geo.mtu.edu/geoschem/docs/putty_install.html" text:style-name="Internet_20_link" text:visited-style-name="Visited_20_Internet_20_Link"><text:span text:style-name="T76">http://www.geo.mtu.edu/geoschem/docs/putty_install.html</text:span></text:a></text:p>
      <text:p text:style-name="P6"/>
      <text:p text:style-name="P7">For those who wish to dig deeper into Linux CLI, then there are many online resources, including:</text:p>
      <text:list xml:id="list8988287176718917045" text:style-name="L2">
        <text:list-item>
          <text:p text:style-name="P33"><text:span text:style-name="T65">The Linux Foundation's FREE Introduction to Linux online course:<text:line-break/></text:span><text:a xlink:type="simple" xlink:href="https://www.edx.org/course/introduction-linux-linuxfoundationx-lfs101x-0" text:style-name="Internet_20_link" text:visited-style-name="Visited_20_Internet_20_Link"><text:span text:style-name="T65">https://www.edx.org/course/introduction-linux-linuxfoundationx-lfs101x-0</text:span></text:a></text:p>
        </text:list-item>
        <text:list-item>
          <text:p text:style-name="P32"><text:span text:style-name="T65">The Linux Documentation Project online handbooks and guides: </text:span><text:a xlink:type="simple" xlink:href="http://www.tldp.org/" text:style-name="Internet_20_link" text:visited-style-name="Visited_20_Internet_20_Link"><text:span text:style-name="T65">http://www.tldp.org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LI_20_command" style:display-name="CLI command" style:family="paragraph" style:parent-style-name="Standard">
      <style:text-properties style:font-name="Liberation Mono" fo:font-family="'Liberation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1" style:family="text">
      <style:text-properties officeooo:rsid="005c7293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</text:span>yber<text:span text:style-name="MT1">S</text:span>ecurity <text:span text:style-name="MT1">C</text:span>amp 2016: <text:span text:style-name="MT1">Secure Shell SSH </text:span><text:s/>(Page <text:page-number text:select-page="current">2</text:page-number>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20:16:46</meta:creation-date>
    <dc:date>2016-07-27T15:37:43.966823822</dc:date>
    <meta:editing-duration>PT18H53M48S</meta:editing-duration>
    <meta:editing-cycles>123</meta:editing-cycles>
    <meta:generator>LibreOffice/4.2.8.2$Linux_X86_64 LibreOffice_project/420m0$Build-2</meta:generator>
    <meta:print-date>2016-03-29T16:38:33.960890144</meta:print-date>
    <dc:creator>Ben Roose</dc:creator>
    <meta:document-statistic meta:table-count="0" meta:image-count="0" meta:object-count="0" meta:page-count="3" meta:paragraph-count="47" meta:word-count="1445" meta:character-count="8778" meta:non-whitespace-character-count="7397"/>
  </office:meta>
</office:document-meta>
</file>